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3.72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5.216cm" fo:min-width="4.83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6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9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4.401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0.0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Roboto Condensed" fo:font-size="15pt" style:font-size-asian="15pt" style:font-size-complex="15pt"/>
    </style:style>
    <style:style style:name="P6" style:family="paragraph">
      <loext:graphic-properties draw:fill="none"/>
    </style:style>
    <style:style style:name="T1" style:family="text">
      <style:text-properties style:font-name="Roboto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78cm" svg:height="1.809cm" svg:x="3.936cm" svg:y="2.339cm">
          <text:p text:style-name="P1"><text:span text:style-name="T1"/></text:p>
          <text:p text:style-name="P1"><text:span text:style-name="T1">&lt;&lt;component&gt;&gt;</text:span></text:p>
          <text:p text:style-name="P1"><text:span text:style-name="T1">P System Edit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2" draw:text-style-name="P3" xml:id="id1" draw:id="id1" draw:layer="layout" svg:width="0.762cm" svg:height="0.762cm" svg:x="0.249cm" svg:y="3.03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onnector draw:style-name="gr3" draw:text-style-name="P4" xml:id="id2" draw:id="id2" draw:layer="layout" draw:type="line" svg:x1="0.63cm" svg:y1="3.794cm" svg:x2="0.626cm" svg:y2="4.624cm" draw:start-shape="id1" draw:start-glue-point="8" svg:d="M630 3794l-4 830" svg:viewBox="0 0 5 831">
            <text:p/>
          </draw:connector>
          <draw:connector draw:style-name="gr3" draw:text-style-name="P4" draw:layer="layout" draw:type="line" svg:x1="0.98cm" svg:y1="4.047cm" svg:x2="0.273cm" svg:y2="4.048cm" svg:d="M980 4047l-707 1" svg:viewBox="0 0 708 2">
            <text:p/>
          </draw:connector>
          <draw:connector draw:style-name="gr3" draw:text-style-name="P4" draw:layer="layout" draw:type="line" svg:x1="0.626cm" svg:y1="4.624cm" svg:x2="0.37cm" svg:y2="5.083cm" draw:start-shape="id2" draw:start-glue-point="3" svg:d="M626 4624l-256 459" svg:viewBox="0 0 257 460">
            <text:p/>
          </draw:connector>
          <draw:connector draw:style-name="gr3" draw:text-style-name="P4" draw:layer="layout" draw:type="line" svg:x1="0.626cm" svg:y1="4.624cm" svg:x2="0.87cm" svg:y2="5.081cm" draw:start-shape="id2" draw:start-glue-point="3" svg:d="M626 4624l244 457" svg:viewBox="0 0 245 458">
            <text:p/>
          </draw:connector>
        </draw:g>
        <draw:custom-shape draw:style-name="gr4" draw:text-style-name="P3" draw:layer="layout" svg:width="7.618cm" svg:height="7.802cm" svg:x="2.169cm" svg:y="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.011cm" svg:y1="4.057cm" svg:x2="3.564cm" svg:y2="4.056cm" draw:start-shape="id3" draw:start-glue-point="1" draw:end-shape="id4" draw:end-glue-point="3" svg:d="M1011 4057l2553-1" svg:viewBox="0 0 2554 2">
          <text:p/>
        </draw:connector>
        <draw:frame draw:style-name="gr5" draw:text-style-name="P5" draw:layer="layout" svg:width="4.126cm" svg:height="0.95cm" svg:x="3.961cm" svg:y="7.892cm">
          <draw:text-box>
            <text:p><text:span text:style-name="T1">System Boundary</text:span></text:p>
          </draw:text-box>
        </draw:frame>
        <draw:frame draw:style-name="gr6" draw:text-style-name="P5" draw:layer="layout" svg:width="1.45cm" svg:height="0.95cm" svg:x="-0.086cm" svg:y="4.99cm">
          <draw:text-box>
            <text:p><text:span text:style-name="T1">User</text:span></text:p>
          </draw:text-box>
        </draw:frame>
        <draw:custom-shape draw:style-name="gr1" draw:text-style-name="P2" draw:layer="layout" svg:width="4.278cm" svg:height="1.809cm" svg:x="3.936cm" svg:y="4.539cm">
          <text:p text:style-name="P1"><text:span text:style-name="T1"/></text:p>
          <text:p text:style-name="P1"><text:span text:style-name="T1">&lt;&lt;component&gt;&gt;</text:span></text:p>
          <text:p text:style-name="P1"><text:span text:style-name="T1">P System Simulato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953cm" svg:height="5.334cm" svg:x="3.564cm" svg:y="1.38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966cm" svg:height="0.95cm" svg:x="4.535cm" svg:y="1.328cm">
          <draw:text-box>
            <text:p><text:span text:style-name="T1">&lt;&lt;system&gt;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2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4T11:43:31.146859880</meta:creation-date>
    <meta:generator>LibreOffice/6.3.3.2.0$Linux_X86_64 LibreOffice_project/30$Build-2</meta:generator>
    <dc:date>2019-12-03T15:08:36.587760698</dc:date>
    <meta:editing-duration>PT2H7M21S</meta:editing-duration>
    <meta:editing-cycles>13</meta:editing-cycles>
    <meta:document-statistic meta:object-count="14"/>
  </office:meta>
</office:document-meta>
</file>